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3.958cm"/>
    </style:style>
    <style:style style:name="co3" style:family="table-column">
      <style:table-column-properties fo:break-before="auto" style:column-width="4.235cm"/>
    </style:style>
    <style:style style:name="co4" style:family="table-column">
      <style:table-column-properties fo:break-before="auto" style:column-width="2.49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fo:font-weight="bold" style:font-name-asian="DejaVu Sans" style:font-weight-asian="bold" style:font-name-complex="FreeSans" style:font-weight-complex="bold"/>
    </style:style>
    <style:style style:name="ce3" style:family="table-cell" style:parent-style-name="Default" style:data-style-name="N41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0.755cm" svg:height="10.431cm" svg:x="0.638cm" svg:y="6.084cm">
            <draw:object draw:notify-on-update-of-ranges="Sheet1.A1:Sheet1.A1 Sheet1.A2:Sheet1.A4 Sheet1.A1:Sheet1.A1 Sheet1.B2:Sheet1.B4 Sheet1.A6:Sheet1.A6 Sheet1.B7:Sheet1.B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2" table:number-columns-repeated="2" table:default-cell-style-name="ce3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>
            <text:p>Amazon EC2</text:p>
          </table:table-cell>
          <table:table-cell table:style-name="ce2" office:value-type="string">
            <text:p>Most User Mentioned</text:p>
          </table:table-cell>
          <table:table-cell table:style-name="ce2" office:value-type="string">
            <text:p>Most Hashed Tags</text:p>
          </table:table-cell>
          <table:table-cell table:style-name="ce2" office:value-type="string">
            <text:p>Most Shared Urls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office:value-type="string">
            <text:p>8 Shard Nodes</text:p>
          </table:table-cell>
          <table:table-cell table:style-name="ce3" office:value-type="time" office:time-value="PT00H06M21S">
            <text:p>00:06:21</text:p>
          </table:table-cell>
          <table:table-cell office:value-type="time" office:time-value="PT00H06M20S">
            <text:p>00:06:20</text:p>
          </table:table-cell>
          <table:table-cell office:value-type="time" office:time-value="PT00H04M28S">
            <text:p>00:04:28</text:p>
          </table:table-cell>
          <table:table-cell table:style-name="ce3"/>
          <table:table-cell/>
          <table:table-cell table:style-name="ce3"/>
        </table:table-row>
        <table:table-row table:style-name="ro1">
          <table:table-cell office:value-type="string">
            <text:p>4 Shard Nodes</text:p>
          </table:table-cell>
          <table:table-cell table:style-name="ce3" office:value-type="time" office:time-value="PT00H10M31S">
            <text:p>00:10:31</text:p>
          </table:table-cell>
          <table:table-cell office:value-type="time" office:time-value="PT00H11M38S">
            <text:p>00:11:38</text:p>
          </table:table-cell>
          <table:table-cell office:value-type="time" office:time-value="PT00H06M30S">
            <text:p>00:06:3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2 Shard Nodes</text:p>
          </table:table-cell>
          <table:table-cell table:style-name="ce3" office:value-type="time" office:time-value="PT00H20M05S">
            <text:p>00:20:05</text:p>
          </table:table-cell>
          <table:table-cell office:value-type="time" office:time-value="PT00H25M57S">
            <text:p>00:25:57</text:p>
          </table:table-cell>
          <table:table-cell office:value-type="time" office:time-value="PT11H26M00S">
            <text:p>11:26:0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E-research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8 Shard Nodes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4 Shard Nodes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2 Shard Nodes</text:p>
          </table:table-cell>
          <table:table-cell table:style-name="ce3" office:value-type="time" office:time-value="PT00H07M59S">
            <text:p>00:07:59</text:p>
          </table:table-cell>
          <table:table-cell office:value-type="time" office:time-value="PT00H07M52S">
            <text:p>00:07:52</text:p>
          </table:table-cell>
          <table:table-cell office:value-type="time" office:time-value="PT00H04M40S">
            <text:p>00:04:40</text:p>
          </table:table-cell>
          <table:table-cell table:style-name="ce3"/>
          <table:table-cell/>
          <table:table-cell table:style-name="ce3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Project 06/07/11</text:p>
          </table:table-cell>
          <table:table-cell/>
          <table:table-cell table:style-name="Default" table:number-columns-repeated="2"/>
          <table:table-cell table:style-name="ce3"/>
          <table:table-cell/>
          <table:table-cell table:style-name="ce3"/>
        </table:table-row>
        <table:table-row table:style-name="ro1">
          <table:table-cell office:value-type="string">
            <text:p>3 Shard Nodes</text:p>
          </table:table-cell>
          <table:table-cell table:style-name="ce3" office:value-type="time" office:time-value="PT00H21M45S">
            <text:p>00:21:45</text:p>
          </table:table-cell>
          <table:table-cell office:value-type="time" office:time-value="PT00H22M54S">
            <text:p>00:22:54</text:p>
          </table:table-cell>
          <table:table-cell office:value-type="time" office:time-value="PT00H15M41S">
            <text:p>00:15:41</text:p>
          </table:table-cell>
          <table:table-cell table:number-columns-repeated="3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9T13:56:56</meta:creation-date>
    <dc:date>2012-12-03T09:41:31</dc:date>
    <meta:editing-duration>P3DT18H28M44S</meta:editing-duration>
    <meta:editing-cycles>1</meta:editing-cycles>
    <meta:document-statistic meta:table-count="3" meta:cell-count="28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4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41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1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756cm" svg:height="10.432cm" xlink:href=".." xlink:type="simple" chart:class="chart:bar" chart:style-name="ch1">
        <chart:title svg:x="8.271cm" svg:y="0.344cm" chart:style-name="ch2">
          <text:p>Most User Mentioned</text:p>
        </chart:title>
        <chart:legend svg:x="17.169cm" svg:y="2.628cm" style:legend-expansion="custom" chartooo:width="2.763cm" chartooo:height="0.597cm" style:legend-expansion-aspect-ratio="4.62814070351759" chart:style-name="ch3"/>
        <chart:plot-area chart:style-name="ch4" table:cell-range-address="Sheet1.A1:Sheet1.A4 Sheet1.B2:Sheet1.B4 Sheet1.A6:Sheet1.A6 Sheet1.B7:Sheet1.B9" chart:data-source-has-labels="both" svg:x="1.606cm" svg:y="1.746cm" svg:width="15.332cm" svg:height="7.497cm">
          <chartooo:coordinate-region svg:x="3.18cm" svg:y="1.945cm" svg:width="13.758cm" svg:height="6.651cm"/>
          <chart:axis chart:dimension="x" chart:name="primary-x" chart:style-name="ch5" chartooo:axis-type="auto">
            <chartooo:date-scale/>
            <chart:title svg:x="8.945cm" svg:y="9.451cm" chart:style-name="ch6">
              <text:p>Number of Nodes</text:p>
            </chart:title>
            <chart:categories table:cell-range-address="Sheet1.A2:Sheet1.A4"/>
          </chart:axis>
          <chart:axis chart:dimension="y" chart:name="primary-y" chart:style-name="ch7">
            <chart:title svg:x="0.631cm" svg:y="6.385cm" chart:style-name="ch8">
              <text:p>Query Time</text:p>
            </chart:title>
          </chart:axis>
          <chart:series chart:style-name="ch9" chart:values-cell-range-address="Sheet1.B2:Sheet1.B4" chart:label-cell-address="Sheet1.A1:Sheet1.A1" chart:class="chart:bar">
            <chart:data-point chart:repeated="3"/>
          </chart:series>
          <chart:series chart:style-name="ch10" chart:values-cell-range-address="Sheet1.B7:Sheet1.B9" chart:label-cell-address="Sheet1.A6:Sheet1.A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azon EC2</text:p>
                <draw:g>
                  <svg:desc>Sheet1.A1:Sheet1.A1</svg:desc>
                </draw:g>
              </table:table-cell>
              <table:table-cell office:value-type="string">
                <text:p>E-research</text:p>
                <draw:g>
                  <svg:desc>Sheet1.A6:Sheet1.A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Shard Nodes</text:p>
                <draw:g>
                  <svg:desc>Sheet1.A2:Sheet1.A4</svg:desc>
                </draw:g>
              </table:table-cell>
              <table:table-cell office:value-type="float" office:value="0.00440972222222222">
                <text:p>0.00440972222222222</text:p>
                <draw:g>
                  <svg:desc>Sheet1.B2:Sheet1.B4</svg:desc>
                </draw:g>
              </table:table-cell>
              <table:table-cell office:value-type="float" office:value="NaN">
                <text:p>NaN</text:p>
                <draw:g>
                  <svg:desc>Sheet1.B7:Sheet1.B9</svg:desc>
                </draw:g>
              </table:table-cell>
            </table:table-row>
            <table:table-row>
              <table:table-cell office:value-type="string">
                <text:p>4 Shard Nodes</text:p>
              </table:table-cell>
              <table:table-cell office:value-type="float" office:value="0.00730324074074074">
                <text:p>0.00730324074074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 Shard Nodes</text:p>
              </table:table-cell>
              <table:table-cell office:value-type="float" office:value="0.0139467592592593">
                <text:p>0.0139467592592593</text:p>
              </table:table-cell>
              <table:table-cell office:value-type="float" office:value="0.00554398148148148">
                <text:p>0.005543981481481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